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Source Code Pro" svg:font-family="'Source Code Pr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fill="none" draw:fill-color="#ffffff" fo:min-height="0.68cm" fo:padding-top="0.135cm" fo:padding-bottom="0.135cm" fo:padding-left="0.26cm" fo:padding-right="0.26cm"/>
      <style:paragraph-properties style:writing-mode="lr-tb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000000" draw:fill="none" draw:fill-color="#000000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fill="none" draw:fill-color="#000000" draw:textarea-horizontal-align="justify" draw:textarea-vertical-align="middle" draw:auto-grow-height="false" fo:min-height="2.043cm" fo:min-width="1.876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width="0.02cm" svg:stroke-color="#000000" draw:fill="none" draw:fill-color="#ffffff" fo:min-height="0.708cm" fo:padding-top="0.135cm" fo:padding-bottom="0.135cm" fo:padding-left="0.26cm" fo:padding-right="0.26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197cm" draw:marker-end-width="0.197cm" svg:stroke-linecap="butt" draw:fill="solid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style:text-properties style:font-name="Source Code Pro" fo:font-style="italic"/>
    </style:style>
    <style:style style:name="P2" style:family="paragraph">
      <loext:graphic-properties draw:fill="none" draw:fill-color="#ffffff"/>
      <style:text-properties style:font-name="Source Code Pro" fo:font-size="15pt" fo:font-style="italic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71cm" svg:height="0.95cm" svg:x="3.528cm" svg:y="2.683cm">
          <draw:text-box>
            <text:p text:style-name="P1"><text:span text:style-name="T1">O</text:span></text:p>
          </draw:text-box>
        </draw:frame>
        <draw:line draw:style-name="gr2" draw:text-style-name="P3" draw:layer="layout" svg:x1="3.621cm" svg:y1="1.829cm" svg:x2="2.29cm" svg:y2="3.671cm">
          <text:p/>
        </draw:line>
        <draw:line draw:style-name="gr3" draw:text-style-name="P4" draw:layer="layout" svg:x1="2.29cm" svg:y1="3.671cm" svg:x2="5.642cm" svg:y2="3.555cm">
          <text:p/>
        </draw:line>
        <draw:line draw:style-name="gr3" draw:text-style-name="P4" draw:layer="layout" svg:x1="3.621cm" svg:y1="1.829cm" svg:x2="5.642cm" svg:y2="3.555cm">
          <text:p/>
        </draw:line>
        <draw:custom-shape draw:style-name="gr4" draw:text-style-name="P4" draw:layer="layout" svg:width="3.386cm" svg:height="3.269cm" svg:x="2.256cm" svg:y="1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71cm" svg:height="0.978cm" svg:x="3.182cm" svg:y="1.097cm">
          <draw:text-box>
            <text:p text:style-name="P1"><text:span text:style-name="T1">A</text:span></text:p>
          </draw:text-box>
        </draw:frame>
        <draw:frame draw:style-name="gr5" draw:text-style-name="P2" draw:layer="layout" svg:width="0.871cm" svg:height="0.978cm" svg:x="5.452cm" svg:y="3.066cm">
          <draw:text-box>
            <text:p text:style-name="P1"><text:span text:style-name="T1">B</text:span></text:p>
          </draw:text-box>
        </draw:frame>
        <draw:frame draw:style-name="gr5" draw:text-style-name="P2" draw:layer="layout" svg:width="0.871cm" svg:height="0.978cm" svg:x="1.586cm" svg:y="3.213cm">
          <draw:text-box>
            <text:p text:style-name="P1"><text:span text:style-name="T1">C</text:span></text:p>
          </draw:text-box>
        </draw:frame>
        <draw:custom-shape draw:style-name="gr6" draw:text-style-name="P5" draw:layer="layout" svg:width="0.063cm" svg:height="0.057cm" svg:x="3.925cm" svg:y="3.4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6:01:01.065156025</meta:creation-date>
    <dc:date>2022-07-19T16:18:22.491813580</dc:date>
    <meta:editing-duration>PT6M54S</meta:editing-duration>
    <meta:editing-cycles>1</meta:editing-cycles>
    <meta:document-statistic meta:object-count="9"/>
    <meta:generator>LibreOffice/7.3.4.2$Linux_X86_64 LibreOffice_project/30$Build-2</meta:generator>
  </office:meta>
</office:document-meta>
</file>